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6.85mm"/>
    </style:style>
    <style:style style:name="co2" style:family="table-column">
      <style:table-column-properties fo:break-before="auto" style:column-width="13.69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38.47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5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Test_1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2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3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4</text:p>
          </table:table-cell>
          <table:covered-table-cell table:number-columns-repeated="2"/>
          <table:table-cell office:value-type="string" calcext:value-type="string" table:number-columns-spanned="3" table:number-rows-spanned="1">
            <text:p>Test_5</text:p>
          </table:table-cell>
          <table:covered-table-cell table:number-columns-repeated="2"/>
          <table:table-cell office:value-type="string" calcext:value-type="string" table:number-columns-spanned="3" table:number-rows-spanned="1">
            <text:p>avg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  <table:table-cell office:value-type="string" calcext:value-type="string">
            <text:p>mnist</text:p>
          </table:table-cell>
          <table:table-cell office:value-type="string" calcext:value-type="string">
            <text:p>fashion_mnist</text:p>
          </table:table-cell>
          <table:table-cell office:value-type="string" calcext:value-type="string">
            <text:p>cifar10</text:p>
          </table:table-cell>
        </table:table-row>
        <table:table-row table:style-name="ro1">
          <table:table-cell office:value-type="string" calcext:value-type="string">
            <text:p>relu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567999997735024" calcext:value-type="float">
            <text:p>0,567999997735024</text:p>
          </table:table-cell>
          <table:table-cell office:value-type="float" office:value="0.9797" calcext:value-type="float">
            <text:p>0,9797</text:p>
          </table:table-cell>
          <table:table-cell office:value-type="float" office:value="0.8732" calcext:value-type="float">
            <text:p>0,8732</text:p>
          </table:table-cell>
          <table:table-cell office:value-type="float" office:value="0.581299993395805" calcext:value-type="float">
            <text:p>0,581299993395805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791" calcext:value-type="float">
            <text:p>0,8791</text:p>
          </table:table-cell>
          <table:table-cell office:value-type="float" office:value="0.587500002980232" calcext:value-type="float">
            <text:p>0,587500002980232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8781" calcext:value-type="float">
            <text:p>0,8781</text:p>
          </table:table-cell>
          <table:table-cell office:value-type="float" office:value="0.588700002431869" calcext:value-type="float">
            <text:p>0,588700002431869</text:p>
          </table:table-cell>
          <table:table-cell office:value-type="float" office:value="0.9805" calcext:value-type="float">
            <text:p>0,9805</text:p>
          </table:table-cell>
          <table:table-cell office:value-type="float" office:value="0.878" calcext:value-type="float">
            <text:p>0,878</text:p>
          </table:table-cell>
          <table:table-cell office:value-type="float" office:value="0.570299994945526" calcext:value-type="float">
            <text:p>0,570299994945526</text:p>
          </table:table-cell>
          <table:table-cell table:style-name="ce1" table:formula="of:=([.B3]+[.E3]+[.H3]+[.K3]+[.N3])/5" office:value-type="float" office:value="0.97992" calcext:value-type="float">
            <text:p>0,97992</text:p>
          </table:table-cell>
          <table:table-cell table:formula="of:=([.C3]+[.F3]+[.I3]+[.L3]+[.O3])/5" office:value-type="float" office:value="0.87592" calcext:value-type="float">
            <text:p>0,87592</text:p>
          </table:table-cell>
          <table:table-cell table:formula="of:=([.D3]+[.G3]+[.J3]+[.M3]+[.P3])/5" office:value-type="float" office:value="0.579159998297691" calcext:value-type="float">
            <text:p>0,579159998297691</text:p>
          </table:table-cell>
        </table:table-row>
        <table:table-row table:style-name="ro1">
          <table:table-cell office:value-type="string" calcext:value-type="string">
            <text:p>WSGAF2_wt_r_small</text:p>
          </table:table-cell>
          <table:table-cell office:value-type="float" office:value="0.9811" calcext:value-type="float">
            <text:p>0,9811</text:p>
          </table:table-cell>
          <table:table-cell office:value-type="float" office:value="0.8752" calcext:value-type="float">
            <text:p>0,8752</text:p>
          </table:table-cell>
          <table:table-cell office:value-type="float" office:value="0.547599998116493" calcext:value-type="float">
            <text:p>0,547599998116493</text:p>
          </table:table-cell>
          <table:table-cell office:value-type="float" office:value="0.9796" calcext:value-type="float">
            <text:p>0,9796</text:p>
          </table:table-cell>
          <table:table-cell office:value-type="float" office:value="0.874" calcext:value-type="float">
            <text:p>0,874</text:p>
          </table:table-cell>
          <table:table-cell office:value-type="float" office:value="0.568099996447563" calcext:value-type="float">
            <text:p>0,568099996447563</text:p>
          </table:table-cell>
          <table:table-cell office:value-type="float" office:value="0.9821" calcext:value-type="float">
            <text:p>0,9821</text:p>
          </table:table-cell>
          <table:table-cell office:value-type="float" office:value="0.8773" calcext:value-type="float">
            <text:p>0,8773</text:p>
          </table:table-cell>
          <table:table-cell office:value-type="float" office:value="0.583300003409386" calcext:value-type="float">
            <text:p>0,583300003409386</text:p>
          </table:table-cell>
          <table:table-cell office:value-type="float" office:value="0.9777" calcext:value-type="float">
            <text:p>0,9777</text:p>
          </table:table-cell>
          <table:table-cell office:value-type="float" office:value="0.8764" calcext:value-type="float">
            <text:p>0,8764</text:p>
          </table:table-cell>
          <table:table-cell office:value-type="float" office:value="0.58309999704361" calcext:value-type="float">
            <text:p>0,58309999704361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8696" calcext:value-type="float">
            <text:p>0,8696</text:p>
          </table:table-cell>
          <table:table-cell office:value-type="float" office:value="0.576199996471405" calcext:value-type="float">
            <text:p>0,576199996471405</text:p>
          </table:table-cell>
          <table:table-cell table:formula="of:=([.B4]+[.E4]+[.H4]+[.K4]+[.N4])/5" office:value-type="float" office:value="0.97938" calcext:value-type="float">
            <text:p>0,97938</text:p>
          </table:table-cell>
          <table:table-cell table:formula="of:=([.C4]+[.F4]+[.I4]+[.L4]+[.O4])/5" office:value-type="float" office:value="0.8745" calcext:value-type="float">
            <text:p>0,8745</text:p>
          </table:table-cell>
          <table:table-cell table:formula="of:=([.D4]+[.G4]+[.J4]+[.M4]+[.P4])/5" office:value-type="float" office:value="0.571659998297691" calcext:value-type="float">
            <text:p>0,571659998297691</text:p>
          </table:table-cell>
        </table:table-row>
        <table:table-row table:style-name="ro1">
          <table:table-cell office:value-type="string" calcext:value-type="string">
            <text:p>WSGAF2_wt_t_small</text:p>
          </table:table-cell>
          <table:table-cell office:value-type="float" office:value="0.9793" calcext:value-type="float">
            <text:p>0,9793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597399997711182" calcext:value-type="float">
            <text:p>0,597399997711182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754" calcext:value-type="float">
            <text:p>0,8754</text:p>
          </table:table-cell>
          <table:table-cell office:value-type="float" office:value="0.591099992394447" calcext:value-type="float">
            <text:p>0,591099992394447</text:p>
          </table:table-cell>
          <table:table-cell office:value-type="float" office:value="0.9762" calcext:value-type="float">
            <text:p>0,9762</text:p>
          </table:table-cell>
          <table:table-cell office:value-type="float" office:value="0.8757" calcext:value-type="float">
            <text:p>0,8757</text:p>
          </table:table-cell>
          <table:table-cell office:value-type="float" office:value="0.593699994683266" calcext:value-type="float">
            <text:p>0,593699994683266</text:p>
          </table:table-cell>
          <table:table-cell office:value-type="float" office:value="0.9758" calcext:value-type="float">
            <text:p>0,9758</text:p>
          </table:table-cell>
          <table:table-cell office:value-type="float" office:value="0.8785" calcext:value-type="float">
            <text:p>0,8785</text:p>
          </table:table-cell>
          <table:table-cell office:value-type="float" office:value="0.582299995422363" calcext:value-type="float">
            <text:p>0,582299995422363</text:p>
          </table:table-cell>
          <table:table-cell office:value-type="float" office:value="0.9739" calcext:value-type="float">
            <text:p>0,9739</text:p>
          </table:table-cell>
          <table:table-cell office:value-type="float" office:value="0.8783" calcext:value-type="float">
            <text:p>0,8783</text:p>
          </table:table-cell>
          <table:table-cell office:value-type="float" office:value="0.596599999070168" calcext:value-type="float">
            <text:p>0,596599999070168</text:p>
          </table:table-cell>
          <table:table-cell table:formula="of:=([.B5]+[.E5]+[.H5]+[.K5]+[.N5])/5" office:value-type="float" office:value="0.97642" calcext:value-type="float">
            <text:p>0,97642</text:p>
          </table:table-cell>
          <table:table-cell table:style-name="ce1" table:formula="of:=([.C5]+[.F5]+[.I5]+[.L5]+[.O5])/5" office:value-type="float" office:value="0.87616" calcext:value-type="float">
            <text:p>0,87616</text:p>
          </table:table-cell>
          <table:table-cell table:formula="of:=([.D5]+[.G5]+[.J5]+[.M5]+[.P5])/5" office:value-type="float" office:value="0.592219995856285" calcext:value-type="float">
            <text:p>0,592219995856285</text:p>
          </table:table-cell>
        </table:table-row>
        <table:table-row table:style-name="ro1">
          <table:table-cell office:value-type="string" calcext:value-type="string">
            <text:p>WSGAF2_wt_s_small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66" calcext:value-type="float">
            <text:p>0,766</text:p>
          </table:table-cell>
          <table:table-cell office:value-type="float" office:value="0.466800001263619" calcext:value-type="float">
            <text:p>0,466800001263619</text:p>
          </table:table-cell>
          <table:table-cell office:value-type="float" office:value="0.9296" calcext:value-type="float">
            <text:p>0,9296</text:p>
          </table:table-cell>
          <table:table-cell office:value-type="float" office:value="0.7618" calcext:value-type="float">
            <text:p>0,7618</text:p>
          </table:table-cell>
          <table:table-cell office:value-type="float" office:value="0.478999997675419" calcext:value-type="float">
            <text:p>0,478999997675419</text:p>
          </table:table-cell>
          <table:table-cell office:value-type="float" office:value="0.9291" calcext:value-type="float">
            <text:p>0,9291</text:p>
          </table:table-cell>
          <table:table-cell office:value-type="float" office:value="0.7588" calcext:value-type="float">
            <text:p>0,7588</text:p>
          </table:table-cell>
          <table:table-cell office:value-type="float" office:value="0.450199997425079" calcext:value-type="float">
            <text:p>0,450199997425079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7552" calcext:value-type="float">
            <text:p>0,7552</text:p>
          </table:table-cell>
          <table:table-cell office:value-type="float" office:value="0.435699997842312" calcext:value-type="float">
            <text:p>0,435699997842312</text:p>
          </table:table-cell>
          <table:table-cell office:value-type="float" office:value="0.9155" calcext:value-type="float">
            <text:p>0,9155</text:p>
          </table:table-cell>
          <table:table-cell office:value-type="float" office:value="0.7692" calcext:value-type="float">
            <text:p>0,7692</text:p>
          </table:table-cell>
          <table:table-cell office:value-type="float" office:value="0.45620000064373" calcext:value-type="float">
            <text:p>0,45620000064373</text:p>
          </table:table-cell>
          <table:table-cell table:formula="of:=([.B6]+[.E6]+[.H6]+[.K6]+[.N6])/5" office:value-type="float" office:value="0.92508" calcext:value-type="float">
            <text:p>0,92508</text:p>
          </table:table-cell>
          <table:table-cell table:formula="of:=([.C6]+[.F6]+[.I6]+[.L6]+[.O6])/5" office:value-type="float" office:value="0.7622" calcext:value-type="float">
            <text:p>0,7622</text:p>
          </table:table-cell>
          <table:table-cell table:formula="of:=([.D6]+[.G6]+[.J6]+[.M6]+[.P6])/5" office:value-type="float" office:value="0.457579998970032" calcext:value-type="float">
            <text:p>0,457579998970032</text:p>
          </table:table-cell>
        </table:table-row>
        <table:table-row table:style-name="ro1">
          <table:table-cell office:value-type="string" calcext:value-type="string">
            <text:p>WSGAF2_wt_a_small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658" calcext:value-type="float">
            <text:p>0,8658</text:p>
          </table:table-cell>
          <table:table-cell office:value-type="float" office:value="0.580100002884865" calcext:value-type="float">
            <text:p>0,580100002884865</text:p>
          </table:table-cell>
          <table:table-cell office:value-type="float" office:value="0.9717" calcext:value-type="float">
            <text:p>0,9717</text:p>
          </table:table-cell>
          <table:table-cell office:value-type="float" office:value="0.8585" calcext:value-type="float">
            <text:p>0,8585</text:p>
          </table:table-cell>
          <table:table-cell office:value-type="float" office:value="0.568900004029274" calcext:value-type="float">
            <text:p>0,568900004029274</text:p>
          </table:table-cell>
          <table:table-cell office:value-type="float" office:value="0.9696" calcext:value-type="float">
            <text:p>0,9696</text:p>
          </table:table-cell>
          <table:table-cell office:value-type="float" office:value="0.863" calcext:value-type="float">
            <text:p>0,863</text:p>
          </table:table-cell>
          <table:table-cell office:value-type="float" office:value="0.58560000360012" calcext:value-type="float">
            <text:p>0,58560000360012</text:p>
          </table:table-cell>
          <table:table-cell office:value-type="float" office:value="0.9716" calcext:value-type="float">
            <text:p>0,9716</text:p>
          </table:table-cell>
          <table:table-cell office:value-type="float" office:value="0.8633" calcext:value-type="float">
            <text:p>0,8633</text:p>
          </table:table-cell>
          <table:table-cell office:value-type="float" office:value="0.571199998259544" calcext:value-type="float">
            <text:p>0,571199998259544</text:p>
          </table:table-cell>
          <table:table-cell office:value-type="float" office:value="0.9712" calcext:value-type="float">
            <text:p>0,9712</text:p>
          </table:table-cell>
          <table:table-cell office:value-type="float" office:value="0.8643" calcext:value-type="float">
            <text:p>0,8643</text:p>
          </table:table-cell>
          <table:table-cell office:value-type="float" office:value="0.577199992537498" calcext:value-type="float">
            <text:p>0,577199992537498</text:p>
          </table:table-cell>
          <table:table-cell table:formula="of:=([.B7]+[.E7]+[.H7]+[.K7]+[.N7])/5" office:value-type="float" office:value="0.97106" calcext:value-type="float">
            <text:p>0,97106</text:p>
          </table:table-cell>
          <table:table-cell table:formula="of:=([.C7]+[.F7]+[.I7]+[.L7]+[.O7])/5" office:value-type="float" office:value="0.86298" calcext:value-type="float">
            <text:p>0,86298</text:p>
          </table:table-cell>
          <table:table-cell table:formula="of:=([.D7]+[.G7]+[.J7]+[.M7]+[.P7])/5" office:value-type="float" office:value="0.57660000026226" calcext:value-type="float">
            <text:p>0,57660000026226</text:p>
          </table:table-cell>
        </table:table-row>
        <table:table-row table:style-name="ro1">
          <table:table-cell office:value-type="string" calcext:value-type="string">
            <text:p>WSGAF2_wt_r_large</text:p>
          </table:table-cell>
          <table:table-cell office:value-type="float" office:value="0.9694" calcext:value-type="float">
            <text:p>0,9694</text:p>
          </table:table-cell>
          <table:table-cell office:value-type="float" office:value="0.8733" calcext:value-type="float">
            <text:p>0,8733</text:p>
          </table:table-cell>
          <table:table-cell office:value-type="float" office:value="0.584100008010864" calcext:value-type="float">
            <text:p>0,584100008010864</text:p>
          </table:table-cell>
          <table:table-cell office:value-type="float" office:value="0.9839" calcext:value-type="float">
            <text:p>0,9839</text:p>
          </table:table-cell>
          <table:table-cell office:value-type="float" office:value="0.839" calcext:value-type="float">
            <text:p>0,839</text:p>
          </table:table-cell>
          <table:table-cell office:value-type="float" office:value="0.526199992001057" calcext:value-type="float">
            <text:p>0,526199992001057</text:p>
          </table:table-cell>
          <table:table-cell office:value-type="float" office:value="0.9739" calcext:value-type="float">
            <text:p>0,9739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0.9741" calcext:value-type="float">
            <text:p>0,9741</text:p>
          </table:table-cell>
          <table:table-cell office:value-type="float" office:value="0.1" calcext:value-type="float">
            <text:p>0,1</text:p>
          </table:table-cell>
          <table:table-cell office:value-type="float" office:value="0.603400000929832" calcext:value-type="float">
            <text:p>0,603400000929832</text:p>
          </table:table-cell>
          <table:table-cell office:value-type="float" office:value="0.098" calcext:value-type="float">
            <text:p>0,098</text:p>
          </table:table-cell>
          <table:table-cell office:value-type="float" office:value="0.8551" calcext:value-type="float">
            <text:p>0,8551</text:p>
          </table:table-cell>
          <table:table-cell office:value-type="float" office:value="0.579200005531311" calcext:value-type="float">
            <text:p>0,579200005531311</text:p>
          </table:table-cell>
          <table:table-cell table:formula="of:=([.B8]+[.E8]+[.H8]+[.K8]+[.N8])/5" office:value-type="float" office:value="0.79986" calcext:value-type="float">
            <text:p>0,79986</text:p>
          </table:table-cell>
          <table:table-cell table:formula="of:=([.C8]+[.F8]+[.I8]+[.L8]+[.O8])/5" office:value-type="float" office:value="0.55348" calcext:value-type="float">
            <text:p>0,55348</text:p>
          </table:table-cell>
          <table:table-cell table:formula="of:=([.D8]+[.G8]+[.J8]+[.M8]+[.P8])/5" office:value-type="float" office:value="0.478580001294613" calcext:value-type="float">
            <text:p>0,478580001294613</text:p>
          </table:table-cell>
        </table:table-row>
        <table:table-row table:style-name="ro1">
          <table:table-cell office:value-type="string" calcext:value-type="string">
            <text:p>WSGAF2_wt_t_large</text:p>
          </table:table-cell>
          <table:table-cell office:value-type="float" office:value="0.9727" calcext:value-type="float">
            <text:p>0,9727</text:p>
          </table:table-cell>
          <table:table-cell office:value-type="float" office:value="0.8729" calcext:value-type="float">
            <text:p>0,8729</text:p>
          </table:table-cell>
          <table:table-cell office:value-type="float" office:value="0.600999996066093" calcext:value-type="float">
            <text:p>0,600999996066093</text:p>
          </table:table-cell>
          <table:table-cell office:value-type="float" office:value="0.9769" calcext:value-type="float">
            <text:p>0,9769</text:p>
          </table:table-cell>
          <table:table-cell office:value-type="float" office:value="0.8158" calcext:value-type="float">
            <text:p>0,8158</text:p>
          </table:table-cell>
          <table:table-cell office:value-type="float" office:value="0.582300001382828" calcext:value-type="float">
            <text:p>0,582300001382828</text:p>
          </table:table-cell>
          <table:table-cell office:value-type="float" office:value="0.9701" calcext:value-type="float">
            <text:p>0,9701</text:p>
          </table:table-cell>
          <table:table-cell office:value-type="float" office:value="0.874" calcext:value-type="float">
            <text:p>0,874</text:p>
          </table:table-cell>
          <table:table-cell office:value-type="float" office:value="0.62509999871254" calcext:value-type="float">
            <text:p>0,62509999871254</text:p>
          </table:table-cell>
          <table:table-cell office:value-type="float" office:value="0.9764" calcext:value-type="float">
            <text:p>0,9764</text:p>
          </table:table-cell>
          <table:table-cell office:value-type="float" office:value="0.8613" calcext:value-type="float">
            <text:p>0,8613</text:p>
          </table:table-cell>
          <table:table-cell office:value-type="float" office:value="0.562399995326996" calcext:value-type="float">
            <text:p>0,562399995326996</text:p>
          </table:table-cell>
          <table:table-cell office:value-type="float" office:value="0.9745" calcext:value-type="float">
            <text:p>0,9745</text:p>
          </table:table-cell>
          <table:table-cell office:value-type="float" office:value="0.8622" calcext:value-type="float">
            <text:p>0,8622</text:p>
          </table:table-cell>
          <table:table-cell office:value-type="float" office:value="0.59559999704361" calcext:value-type="float">
            <text:p>0,59559999704361</text:p>
          </table:table-cell>
          <table:table-cell table:formula="of:=([.B9]+[.E9]+[.H9]+[.K9]+[.N9])/5" office:value-type="float" office:value="0.97412" calcext:value-type="float">
            <text:p>0,97412</text:p>
          </table:table-cell>
          <table:table-cell table:formula="of:=([.C9]+[.F9]+[.I9]+[.L9]+[.O9])/5" office:value-type="float" office:value="0.85724" calcext:value-type="float">
            <text:p>0,85724</text:p>
          </table:table-cell>
          <table:table-cell table:style-name="ce1" table:formula="of:=([.D9]+[.G9]+[.J9]+[.M9]+[.P9])/5" office:value-type="float" office:value="0.593279997706413" calcext:value-type="float">
            <text:p>0,593279997706413</text:p>
          </table:table-cell>
        </table:table-row>
        <table:table-row table:style-name="ro1">
          <table:table-cell office:value-type="string" calcext:value-type="string">
            <text:p>WSGAF2_wt_s_large</text:p>
          </table:table-cell>
          <table:table-cell office:value-type="float" office:value="0.9224" calcext:value-type="float">
            <text:p>0,9224</text:p>
          </table:table-cell>
          <table:table-cell office:value-type="float" office:value="0.8354" calcext:value-type="float">
            <text:p>0,8354</text:p>
          </table:table-cell>
          <table:table-cell office:value-type="float" office:value="0.45360000282526" calcext:value-type="float">
            <text:p>0,45360000282526</text:p>
          </table:table-cell>
          <table:table-cell office:value-type="float" office:value="0.9258" calcext:value-type="float">
            <text:p>0,9258</text:p>
          </table:table-cell>
          <table:table-cell office:value-type="float" office:value="0.8351" calcext:value-type="float">
            <text:p>0,8351</text:p>
          </table:table-cell>
          <table:table-cell office:value-type="float" office:value="0.555899995565414" calcext:value-type="float">
            <text:p>0,555899995565414</text:p>
          </table:table-cell>
          <table:table-cell office:value-type="float" office:value="0.9336" calcext:value-type="float">
            <text:p>0,9336</text:p>
          </table:table-cell>
          <table:table-cell office:value-type="float" office:value="0.7664" calcext:value-type="float">
            <text:p>0,7664</text:p>
          </table:table-cell>
          <table:table-cell office:value-type="float" office:value="0.510500000417233" calcext:value-type="float">
            <text:p>0,510500000417233</text:p>
          </table:table-cell>
          <table:table-cell office:value-type="float" office:value="0.9196" calcext:value-type="float">
            <text:p>0,9196</text:p>
          </table:table-cell>
          <table:table-cell office:value-type="float" office:value="0.8238" calcext:value-type="float">
            <text:p>0,8238</text:p>
          </table:table-cell>
          <table:table-cell office:value-type="float" office:value="0.546399998664856" calcext:value-type="float">
            <text:p>0,546399998664856</text:p>
          </table:table-cell>
          <table:table-cell office:value-type="float" office:value="0.9429" calcext:value-type="float">
            <text:p>0,9429</text:p>
          </table:table-cell>
          <table:table-cell office:value-type="float" office:value="0.8161" calcext:value-type="float">
            <text:p>0,8161</text:p>
          </table:table-cell>
          <table:table-cell office:value-type="float" office:value="0.452299997210503" calcext:value-type="float">
            <text:p>0,452299997210503</text:p>
          </table:table-cell>
          <table:table-cell table:formula="of:=([.B10]+[.E10]+[.H10]+[.K10]+[.N10])/5" office:value-type="float" office:value="0.92886" calcext:value-type="float">
            <text:p>0,92886</text:p>
          </table:table-cell>
          <table:table-cell table:formula="of:=([.C10]+[.F10]+[.I10]+[.L10]+[.O10])/5" office:value-type="float" office:value="0.81536" calcext:value-type="float">
            <text:p>0,81536</text:p>
          </table:table-cell>
          <table:table-cell table:formula="of:=([.D10]+[.G10]+[.J10]+[.M10]+[.P10])/5" office:value-type="float" office:value="0.503739998936653" calcext:value-type="float">
            <text:p>0,503739998936653</text:p>
          </table:table-cell>
        </table:table-row>
        <table:table-row table:style-name="ro1">
          <table:table-cell office:value-type="string" calcext:value-type="string">
            <text:p>WSGAF2_wt_a_large</text:p>
          </table:table-cell>
          <table:table-cell office:value-type="float" office:value="0.958" calcext:value-type="float">
            <text:p>0,958</text:p>
          </table:table-cell>
          <table:table-cell office:value-type="float" office:value="0.8536" calcext:value-type="float">
            <text:p>0,8536</text:p>
          </table:table-cell>
          <table:table-cell office:value-type="float" office:value="0.563799998164177" calcext:value-type="float">
            <text:p>0,563799998164177</text:p>
          </table:table-cell>
          <table:table-cell office:value-type="float" office:value="0.976" calcext:value-type="float">
            <text:p>0,976</text:p>
          </table:table-cell>
          <table:table-cell office:value-type="float" office:value="0.8537" calcext:value-type="float">
            <text:p>0,8537</text:p>
          </table:table-cell>
          <table:table-cell office:value-type="float" office:value="0.538099998235703" calcext:value-type="float">
            <text:p>0,538099998235703</text:p>
          </table:table-cell>
          <table:table-cell office:value-type="float" office:value="0.9787" calcext:value-type="float">
            <text:p>0,9787</text:p>
          </table:table-cell>
          <table:table-cell office:value-type="float" office:value="0.8712" calcext:value-type="float">
            <text:p>0,8712</text:p>
          </table:table-cell>
          <table:table-cell office:value-type="float" office:value="0.58029999434948" calcext:value-type="float">
            <text:p>0,58029999434948</text:p>
          </table:table-cell>
          <table:table-cell office:value-type="float" office:value="0.9549" calcext:value-type="float">
            <text:p>0,9549</text:p>
          </table:table-cell>
          <table:table-cell office:value-type="float" office:value="0.8663" calcext:value-type="float">
            <text:p>0,8663</text:p>
          </table:table-cell>
          <table:table-cell office:value-type="float" office:value="0.585599991679192" calcext:value-type="float">
            <text:p>0,585599991679192</text:p>
          </table:table-cell>
          <table:table-cell office:value-type="float" office:value="0.957" calcext:value-type="float">
            <text:p>0,957</text:p>
          </table:table-cell>
          <table:table-cell office:value-type="float" office:value="0.8554" calcext:value-type="float">
            <text:p>0,8554</text:p>
          </table:table-cell>
          <table:table-cell office:value-type="float" office:value="0.563000002503395" calcext:value-type="float">
            <text:p>0,563000002503395</text:p>
          </table:table-cell>
          <table:table-cell table:formula="of:=([.B11]+[.E11]+[.H11]+[.K11]+[.N11])/5" office:value-type="float" office:value="0.96492" calcext:value-type="float">
            <text:p>0,96492</text:p>
          </table:table-cell>
          <table:table-cell table:formula="of:=([.C11]+[.F11]+[.I11]+[.L11]+[.O11])/5" office:value-type="float" office:value="0.86004" calcext:value-type="float">
            <text:p>0,86004</text:p>
          </table:table-cell>
          <table:table-cell table:formula="of:=([.D11]+[.G11]+[.J11]+[.M11]+[.P11])/5" office:value-type="float" office:value="0.566159996986389" calcext:value-type="float">
            <text:p>0,566159996986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121" number:language="en" number:country="US">
      <number:text>'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2">0000.00.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2T22:28:19.686000000</dc:date>
    <meta:editing-duration>PT3M41S</meta:editing-duration>
    <meta:editing-cycles>2</meta:editing-cycles>
    <meta:generator>LibreOffice/6.1.3.2$Windows_X86_64 LibreOffice_project/86daf60bf00efa86ad547e59e09d6bb77c699acb</meta:generator>
    <meta:document-statistic meta:table-count="1" meta:cell-count="196" meta:object-count="0"/>
  </office:meta>
</office:document-meta>
</file>